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officeooo:rsid="0024f381" officeooo:paragraph-rsid="0028a107"/>
    </style:style>
    <style:style style:name="P11" style:family="paragraph" style:parent-style-name="Standard">
      <style:text-properties style:text-underline-style="none" officeooo:rsid="0024f381" officeooo:paragraph-rsid="002d21a5"/>
    </style:style>
    <style:style style:name="P12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17" style:family="paragraph" style:parent-style-name="Standard">
      <style:text-properties style:text-underline-style="none" officeooo:rsid="0029a6fe" officeooo:paragraph-rsid="0029a6fe"/>
    </style:style>
    <style:style style:name="P18" style:family="paragraph" style:parent-style-name="Standard">
      <style:text-properties style:text-underline-style="none" officeooo:rsid="0028a107" officeooo:paragraph-rsid="0028a107"/>
    </style:style>
    <style:style style:name="P19" style:family="paragraph" style:parent-style-name="Standard">
      <style:text-properties style:text-underline-style="none" officeooo:rsid="002a49db" officeooo:paragraph-rsid="002a49db"/>
    </style:style>
    <style:style style:name="P20" style:family="paragraph" style:parent-style-name="Standard">
      <style:text-properties style:text-underline-style="none" officeooo:rsid="002b1763" officeooo:paragraph-rsid="002b1763"/>
    </style:style>
    <style:style style:name="P21" style:family="paragraph" style:parent-style-name="Standard">
      <style:text-properties officeooo:rsid="00044d89" officeooo:paragraph-rsid="00191a8e"/>
    </style:style>
    <style:style style:name="P22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24" style:family="paragraph" style:parent-style-name="Table_20_Contents">
      <style:text-properties officeooo:rsid="0030bbca" officeooo:paragraph-rsid="002fdf03"/>
    </style:style>
    <style:style style:name="P25" style:family="paragraph" style:parent-style-name="Standard" style:list-style-name="L1">
      <style:text-properties officeooo:rsid="00044d89" officeooo:paragraph-rsid="00191a8e"/>
    </style:style>
    <style:style style:name="P26" style:family="paragraph" style:parent-style-name="Standard" style:list-style-name="L2">
      <style:text-properties officeooo:rsid="00044d89" officeooo:paragraph-rsid="00191a8e"/>
    </style:style>
    <style:style style:name="P27" style:family="paragraph" style:parent-style-name="Standard" style:list-style-name="L3">
      <style:text-properties officeooo:rsid="00044d89" officeooo:paragraph-rsid="00191a8e"/>
    </style:style>
    <style:style style:name="P28" style:family="paragraph" style:parent-style-name="Standard" style:list-style-name="L4">
      <style:text-properties style:text-underline-style="none" officeooo:rsid="00044d89" officeooo:paragraph-rsid="00191a8e"/>
    </style:style>
    <style:style style:name="P29" style:family="paragraph" style:parent-style-name="Table_20_Contents">
      <style:text-properties style:text-underline-style="none" officeooo:rsid="0030bbca" officeooo:paragraph-rsid="002fdf03"/>
    </style:style>
    <style:style style:name="P30" style:family="paragraph" style:parent-style-name="Table_20_Contents">
      <style:text-properties style:text-underline-style="none" officeooo:rsid="0032f73b" officeooo:paragraph-rsid="0032f73b"/>
    </style:style>
    <style:style style:name="P31" style:family="paragraph" style:parent-style-name="Table_20_Contents">
      <style:text-properties style:text-underline-style="none" officeooo:rsid="0033ed4e" officeooo:paragraph-rsid="0033ed4e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9351"/>
    </style:style>
    <style:style style:name="T8" style:family="text">
      <style:text-properties officeooo:rsid="002b1763"/>
    </style:style>
    <style:style style:name="T9" style:family="text">
      <style:text-properties officeooo:rsid="002d21a5"/>
    </style:style>
    <style:style style:name="T10" style:family="text">
      <style:text-properties officeooo:rsid="002fdf03"/>
    </style:style>
    <style:style style:name="T11" style:family="text">
      <style:text-properties officeooo:rsid="0035cf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uebas</text:p>
      <text:p text:style-name="P1"/>
      <text:p text:style-name="P1"/>
      <text:p text:style-name="P1"/>
      <text:p text:style-name="P21"/>
      <text:p text:style-name="P21">1. Nos descargamos la imagen de debian:</text:p>
      <text:list xml:id="list4210232797040284594" text:style-name="L1">
        <text:list-item>
          <text:p text:style-name="P25">docker pull debian</text:p>
        </text:list-item>
      </text:list>
      <text:p text:style-name="P21"/>
      <text:p text:style-name="P21">2. Creamos un contenedor con la imagen de debian y que tengo el interprete de comandos:</text:p>
      <text:list xml:id="list1347553838971821041" text:style-name="L2">
        <text:list-item>
          <text:p text:style-name="P26">docker run -i -t --name maq1 debian /bin/bash</text:p>
        </text:list-item>
      </text:list>
      <text:p text:style-name="P21"/>
      <text:p text:style-name="P21">3. Si no hemos entrado, entramos y instalamos nginx:</text:p>
      <text:list xml:id="list7009442681216819023" text:style-name="L3">
        <text:list-item>
          <text:p text:style-name="P27">docker attach maq1</text:p>
          <text:list>
            <text:list-item>
              <text:p text:style-name="P27">apt update ; apt upgrade -y</text:p>
            </text:list-item>
            <text:list-item>
              <text:p text:style-name="P27">apt install nginx</text:p>
            </text:list-item>
          </text:list>
        </text:list-item>
      </text:list>
      <text:p text:style-name="P21"/>
      <text:p text:style-name="P21">4. Creamos una imagen de esa máquina con nginx instalado:</text:p>
      <text:list xml:id="list5745520357170570295" text:style-name="L4">
        <text:list-item>
          <text:p text:style-name="P28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23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2">servidor (el link creo que no hace falta, probar)</text:p>
      <text:p text:style-name="P13"/>
      <text:p text:style-name="P13">docker run -it -p 3307:3306 --name phpmyadmin <text:span text:style-name="T7">debian:jessie</text:span> /bin/bash</text:p>
      <text:p text:style-name="P15"/>
      <text:p text:style-name="P15">apt update ; apt install mysql-server nano -y</text:p>
      <text:p text:style-name="P13">service mysql start</text:p>
      <text:p text:style-name="P16">mysql -u root -proot</text:p>
      <text:p text:style-name="P14">create database bascon;</text:p>
      <text:p text:style-name="P9">grant all privileges on bascon.* to 'bascon'@'%' identified by 'bascon' with grant option;</text:p>
      <text:p text:style-name="P9"/>
      <text:p text:style-name="P12">cliente</text:p>
      <text:p text:style-name="P11"><text:s/>docker run -<text:span text:style-name="T9">d</text:span> -<text:span text:style-name="T8">p 82:80</text:span> --name mysql --link <text:span text:style-name="T9">mysql-server</text:span>:<text:span text:style-name="T9">mysql-server</text:span> <text:span text:style-name="T9">danibascon/phpmyadmin:1</text:span></text:p>
      <text:p text:style-name="P18"><text:span text:style-name="T6">apt update ; apt install <text:s/>nano</text:span><text:span text:style-name="T5"> <text:s/>libapache2-mod-php5 php5 php5-mysql phpmyadmin -y</text:span></text:p>
      <text:p text:style-name="P10"><text:tab/></text:p>
      <text:p text:style-name="P19">cd /var/www/html</text:p>
      <text:p text:style-name="P19">ln -s /usr/share/phpmyadmin</text:p>
      <text:p text:style-name="P20">service apache2 start</text:p>
      <text:p text:style-name="P10">mysql -h phpmyadmin -u bascon -pbascon bascon</text:p>
      <text:p text:style-name="P10"/>
      <text:p text:style-name="P17">editar config-db.php que apunte a la bbdd</text:p>
      <text:p text:style-name="P9"/>
      <text:p text:style-name="P17">nano /etc/phpmyadmin/config-db.php</text:p>
      <text:p text:style-name="P9"/>
      <text:p text:style-name="P9"/>
      <text:p text:style-name="P24">&lt;?php</text:p>
      <text:p text:style-name="P24">$txpcfg['db'] = '<text:span text:style-name="T10">dani</text:span>';</text:p>
      <text:p text:style-name="P24">$txpcfg['user'] = '<text:span text:style-name="T10">dani</text:span>';</text:p>
      <text:p text:style-name="P24">$txpcfg['pass'] = '<text:span text:style-name="T10">dani</text:span>';</text:p>
      <text:p text:style-name="P24">$txpcfg['host'] = 'mysql-<text:span text:style-name="T10">server</text:span>';</text:p>
      <text:p text:style-name="P29">$txpcfg['txpath'] = '/var/www/html/textpattern'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0">docker run -d --name mysql-server -e MYSQL_USER='dani' -e MYSQL_PASSWORD='dani' -e MYSQL_DATABASE='dani' <text:s/>-v mysql:/var/lib/mysql danibascon/mysql-server7:1</text:p>
      <text:p text:style-name="P30"/>
      <text:p text:style-name="P30"/>
      <text:p text:style-name="P30"/>
      <text:p text:style-name="P30">docker run -it --name mysql-server danibascon/mysql-server7:1 /bin/bash</text:p>
      <text:p text:style-name="P30"/>
      <text:p text:style-name="P30"/>
      <text:p text:style-name="P30"/>
      <text:p text:style-name="P30">docker run -d -p 82:80 --name phpmyadmin --link mysql-server:mysql-server danibascon/phpmyadmin7:2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imagenes docker</text:p>
      <text:p text:style-name="P31"/>
      <text:p text:style-name="P31"/>
      <text:p text:style-name="P31"/>
      <text:p text:style-name="P31">phpmyadmin7:1 → es la de la instalación, usa la 7:2</text:p>
      <text:p text:style-name="P31">phpmyadmin7:2 → es la que funciona para lanzar</text:p>
      <text:p text:style-name="P31"/>
      <text:p text:style-name="P31"/>
      <text:p text:style-name="P31">mysql-server7→ funciona con las variables <text:s/><text:span text:style-name="T11">HAY QUE MIRARLA, NO FUNCIONA EN ESTA V.</text:span></text:p>
      <text:p text:style-name="P31">mysql-server7:1 → funciona sin las variables</text:p>
      <text:p text:style-name="P31"/>
      <text:p text:style-name="P31"/>
      <text:p text:style-name="P31">apache-usuario:7 → funci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9T19:38:39.366868344</dc:date>
    <meta:editing-duration>PT17H51M2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50" meta:word-count="351" meta:character-count="2416" meta:non-whitespace-character-count="2128"/>
  </office:meta>
</office:document-meta>
</file>